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84b8" officeooo:paragraph-rsid="001984b8"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9c82" officeooo:paragraph-rsid="001a9c82"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f095" officeooo:paragraph-rsid="001af095"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8db36"/>
    </style:style>
    <style:style style:name="T5" style:family="text">
      <style:text-properties officeooo:rsid="001984b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People’s Assembly, convening on the <text:span text:style-name="T5">2nd</text:span> of <text:span text:style-name="T5">March</text:span> 202<text:span text:style-name="T3">1</text:span> under the <text:span text:style-name="T4">4</text:span><text:span text:style-name="T5">4</text:span><text:span text:style-name="T4">th</text:span> PA Meeting.</text:p>
      <text:p text:style-name="P1"/>
      <text:p text:style-name="P1">The Assembly, recognising the current situation,</text:p>
      <text:p text:style-name="P1"/>
      <text:p text:style-name="P4">Constitutes the need to review the situation that has developed in and around the Socialist Worker’s Republic of Sentinal, and possibly consider recognition of Emeralda Island.</text:p>
      <text:p text:style-name="P5">This means that if a treaty is signed by both the Socialist Worker’s Republic of Sentinal and Emeralda Island recognising the latters independence, the CotS can decide to recognise them in the PA. If this doesn’t happen before the 45th meeting, the motion is sent back to the PA.</text:p>
      <text:p text:style-name="P1"/>
      <text:p text:style-name="P1">And proceeds.</text:p>
      <text:p text:style-name="P1"/>
      <text:p text:style-name="P1">Signed by,</text:p>
      <text:p text:style-name="P2">ChairmanSteven</text:p>
      <text:p text:style-name="P2">_yoran_</text:p>
      <text:p text:style-name="P2">WilliamAC8</text:p>
      <text:p text:style-name="P1"/>
      <text:p text:style-name="P1"/>
      <text:p text:style-name="P1"/>
      <text:p text:style-name="Standard"><text:span text:style-name="T1">[</text:span><text:span text:style-name="T2">Motion 44-6: To review the situation followed the proclamation of independence of Emeralda and, possibly, consider recognition</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3-03T20:45:03.798163602</dc:date>
    <meta:editing-duration>PT3M22S</meta:editing-duration>
    <meta:editing-cycles>7</meta:editing-cycles>
    <meta:generator>LibreOffice/7.0.4.2$Linux_X86_64 LibreOffice_project/1c5f81ee28659974774060c3fe084e73b3bd074b</meta:generator>
    <meta:document-statistic meta:table-count="0" meta:image-count="0" meta:object-count="0" meta:page-count="1" meta:paragraph-count="10" meta:word-count="120" meta:character-count="769" meta:non-whitespace-character-count="659"/>
  </office:meta>
</office:document-meta>
</file>